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464cm"/>
    </style:style>
    <style:style style:name="co2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392cm"/>
    </style:style>
    <style:style style:name="co5" style:family="table-column">
      <style:table-column-properties fo:break-before="auto" style:column-width="2.267cm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4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urrency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urrency" style:data-style-name="N144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6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7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8" style:family="table-cell" style:parent-style-name="Excel_5f_BuiltIn_5f_Comma" style:data-style-name="N14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ce3"/>
        <table:table-column table:style-name="co4" table:default-cell-style-name="Default"/>
        <table:table-column table:style-name="co3" table:default-cell-style-name="ce16"/>
        <table:table-column table:style-name="co3" table:number-columns-repeated="253" table:default-cell-style-name="Default"/>
        <table:table-row table:style-name="ro4">
          <table:table-cell table:style-name="ce1" office:value-type="string">
            <text:p>Bathing Friends Unlimited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 office:value-type="string">
            <text:p>Manufacturing plan for December</text:p>
          </table:table-cell>
          <table:table-cell/>
          <table:table-cell table:style-name="Default"/>
          <table:table-cell table:number-columns-repeated="2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Count</text:p>
          </table:table-cell>
          <table:table-cell table:style-name="ce9"/>
          <table:table-cell table:style-name="ce15"/>
          <table:table-cell table:number-columns-repeated="253"/>
        </table:table-row>
        <table:table-row table:style-name="ro2">
          <table:table-cell office:value-type="string">
            <text:p>Duck</text:p>
          </table:table-cell>
          <table:table-cell table:style-name="ce10" office:value-type="float" office:value="150">
            <text:p>150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Fish</text:p>
          </table:table-cell>
          <table:table-cell table:style-name="ce11" office:value-type="float" office:value="50">
            <text:p>50</text:p>
          </table:table-cell>
          <table:table-cell table:style-name="ce17"/>
          <table:table-cell table:number-columns-repeated="2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Rubber pellets</text:p>
          </table:table-cell>
          <table:table-cell table:style-name="ce9"/>
          <table:table-cell table:style-name="ce15"/>
          <table:table-cell table:number-columns-repeated="253"/>
        </table:table-row>
        <table:table-row table:style-name="ro2">
          <table:table-cell/>
          <table:table-cell table:style-name="ce12" office:value-type="string">
            <text:p>Needed per unit</text:p>
          </table:table-cell>
          <table:table-cell office:value-type="string">
            <text:p>Used</text:p>
          </table:table-cell>
          <table:table-cell table:number-columns-repeated="253"/>
        </table:table-row>
        <table:table-row table:style-name="ro2">
          <table:table-cell office:value-type="string">
            <text:p>Duck</text:p>
          </table:table-cell>
          <table:table-cell table:style-name="ce10" office:value-type="float" office:value="100">
            <text:p>100</text:p>
          </table:table-cell>
          <table:table-cell table:formula="of:=[.B10]*[.B5]" office:value-type="float" office:value="15000">
            <text:p>15000</text:p>
          </table:table-cell>
          <table:table-cell table:number-columns-repeated="253"/>
        </table:table-row>
        <table:table-row table:style-name="ro2">
          <table:table-cell office:value-type="string">
            <text:p>Fish</text:p>
          </table:table-cell>
          <table:table-cell table:style-name="ce10" office:value-type="float" office:value="125">
            <text:p>125</text:p>
          </table:table-cell>
          <table:table-cell table:formula="of:=[.B11]*[.B6]" office:value-type="float" office:value="6250">
            <text:p>6250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10"/>
          <table:table-cell table:number-columns-repeated="254"/>
        </table:table-row>
        <table:table-row table:style-name="ro2">
          <table:table-cell table:style-name="ce6" office:value-type="string">
            <text:p>Total pellets used</text:p>
          </table:table-cell>
          <table:table-cell table:style-name="ce10" table:formula="of:=SUM([.C10:.C11])" office:value-type="float" office:value="21250">
            <text:p>21250</text:p>
          </table:table-cell>
          <table:table-cell table:number-columns-repeated="254"/>
        </table:table-row>
        <table:table-row table:style-name="ro2">
          <table:table-cell table:style-name="ce7" office:value-type="string">
            <text:p>Pellet supply</text:p>
          </table:table-cell>
          <table:table-cell table:style-name="ce11" office:value-type="float" office:value="50000">
            <text:p>50000</text:p>
          </table:table-cell>
          <table:table-cell table:style-name="ce18"/>
          <table:table-cell table:number-columns-repeated="25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2">
          <table:table-cell table:style-name="ce2" office:value-type="string">
            <text:p>Unit profit</text:p>
          </table:table-cell>
          <table:table-cell table:style-name="ce9"/>
          <table:table-cell table:style-name="ce15"/>
          <table:table-cell table:number-columns-repeated="253"/>
        </table:table-row>
        <table:table-row table:style-name="ro2">
          <table:table-cell office:value-type="string">
            <text:p>Duck</text:p>
          </table:table-cell>
          <table:table-cell table:style-name="ce13" office:value-type="float" office:value="5">
            <text:p><text:s/>$5 </text:p>
          </table:table-cell>
          <table:table-cell table:number-columns-repeated="254"/>
        </table:table-row>
        <table:table-row table:style-name="ro2">
          <table:table-cell office:value-type="string">
            <text:p>Fish</text:p>
          </table:table-cell>
          <table:table-cell table:style-name="ce13" office:value-type="float" office:value="4">
            <text:p><text:s/>$4 </text:p>
          </table:table-cell>
          <table:table-cell table:number-columns-repeated="254"/>
        </table:table-row>
        <table:table-row table:style-name="ro2">
          <table:table-cell/>
          <table:table-cell table:style-name="ce13"/>
          <table:table-cell table:number-columns-repeated="254"/>
        </table:table-row>
        <table:table-row table:style-name="ro2">
          <table:table-cell table:style-name="ce8" office:value-type="string">
            <text:p>Total profit</text:p>
          </table:table-cell>
          <table:table-cell table:style-name="ce14" table:formula="of:=[.B17]*[.B5]+[.B18]*[.B6]" office:value-type="float" office:value="950">
            <text:p><text:s/>$950 </text:p>
          </table:table-cell>
          <table:table-cell table:style-name="ce17"/>
          <table:table-cell table:number-columns-repeated="253"/>
        </table:table-row>
        <table:named-expressions>
          <table:named-range table:name="solver_adj" table:base-cell-address="$Sheet1.$A$1" table:cell-range-address="$Sheet1.$B$5:.$B$6"/>
          <table:named-expression table:name="solver_cvg" table:base-cell-address="$Sheet1.$A$1" table:expression="0.0001"/>
          <table:named-expression table:name="solver_drv" table:base-cell-address="$Sheet1.$A$1" table:expression="1"/>
          <table:named-expression table:name="solver_est" table:base-cell-address="$Sheet1.$A$1" table:expression="1"/>
          <table:named-expression table:name="solver_itr" table:base-cell-address="$Sheet1.$A$1" table:expression="100"/>
          <table:named-range table:name="solver_lhs1" table:base-cell-address="$Sheet1.$A$1" table:cell-range-address="$Sheet1.$B$13"/>
          <table:named-range table:name="solver_lhs2" table:base-cell-address="$Sheet1.$A$1" table:cell-range-address="$Sheet1.$B$5"/>
          <table:named-range table:name="solver_lhs3" table:base-cell-address="$Sheet1.$A$1" table:cell-range-address="$Sheet1.$B$6"/>
          <table:named-range table:name="solver_lhs4" table:base-cell-address="$Sheet1.$A$1" table:cell-range-address="$Sheet1.$B$5"/>
          <table:named-range table:name="solver_lhs5" table:base-cell-address="$Sheet1.$A$1" table:cell-range-address="$Sheet1.$B$6"/>
          <table:named-expression table:name="solver_lin" table:base-cell-address="$Sheet1.$A$1" table:expression="2"/>
          <table:named-expression table:name="solver_neg" table:base-cell-address="$Sheet1.$A$1" table:expression="2"/>
          <table:named-expression table:name="solver_num" table:base-cell-address="$Sheet1.$A$1" table:expression="5"/>
          <table:named-expression table:name="solver_nwt" table:base-cell-address="$Sheet1.$A$1" table:expression="1"/>
          <table:named-range table:name="solver_opt" table:base-cell-address="$Sheet1.$A$1" table:cell-range-address="$Sheet1.$B$20"/>
          <table:named-expression table:name="solver_pre" table:base-cell-address="$Sheet1.$A$1" table:expression="0.000001"/>
          <table:named-expression table:name="solver_rel1" table:base-cell-address="$Sheet1.$A$1" table:expression="1"/>
          <table:named-expression table:name="solver_rel2" table:base-cell-address="$Sheet1.$A$1" table:expression="1"/>
          <table:named-expression table:name="solver_rel3" table:base-cell-address="$Sheet1.$A$1" table:expression="1"/>
          <table:named-expression table:name="solver_rel4" table:base-cell-address="$Sheet1.$A$1" table:expression="1"/>
          <table:named-expression table:name="solver_rel5" table:base-cell-address="$Sheet1.$A$1" table:expression="1"/>
          <table:named-range table:name="solver_rhs1" table:base-cell-address="$Sheet1.$A$1" table:cell-range-address="$Sheet1.$B$14"/>
          <table:named-expression table:name="solver_rhs2" table:base-cell-address="$Sheet1.$A$1" table:expression="400"/>
          <table:named-expression table:name="solver_rhs3" table:base-cell-address="$Sheet1.$A$1" table:expression="300"/>
          <table:named-expression table:name="solver_rhs4" table:base-cell-address="$Sheet1.$A$1" table:expression="200"/>
          <table:named-expression table:name="solver_rhs5" table:base-cell-address="$Sheet1.$A$1" table:expression="50"/>
          <table:named-expression table:name="solver_scl" table:base-cell-address="$Sheet1.$A$1" table:expression="2"/>
          <table:named-expression table:name="solver_sho" table:base-cell-address="$Sheet1.$A$1" table:expression="2"/>
          <table:named-expression table:name="solver_tim" table:base-cell-address="$Sheet1.$A$1" table:expression="100"/>
          <table:named-expression table:name="solver_tol" table:base-cell-address="$Sheet1.$A$1" table:expression="0.05"/>
          <table:named-expression table:name="solver_typ" table:base-cell-address="$Sheet1.$A$1" table:expression="1"/>
          <table:named-expression table:name="solver_val" table:base-cell-address="$Sheet1.$A$1" table:expression="0"/>
        </table:named-expressions>
      </table:table>
      <table:table table:name="Sheet2" table:style-name="ta2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2">
          <table:table-cell table:number-columns-repeated="256"/>
        </table:table-row>
        <table:named-expressions/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9P0" style:volatile="true">
      <number:number number:decimal-places="1" number:min-integer-digits="1" number:grouping="true"/>
      <number:text> </number:text>
    </number:number-style>
    <number:number-style style:name="N139P1" style:volatile="true">
      <number:text> (</number:text>
      <number:number number:decimal-places="1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text> $</number:text>
      <number:number number:decimal-places="1" number:min-integer-digits="1" number:grouping="true"/>
      <number:text> </number:text>
    </number:number-style>
    <number:number-style style:name="N143P1" style:volatile="true">
      <number:text> $(</number:text>
      <number:number number:decimal-places="1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a2bd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ea7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58c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4"/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8/05/2018</text:date>, <text:time>17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lton</meta:initial-creator>
    <meta:creation-date>2006-12-17T20:04:52</meta:creation-date>
    <dc:creator>Rob </dc:creator>
    <dc:date>2018-05-08T17:27:27</dc:date>
    <meta:generator>OpenOffice/4.1.5$Unix OpenOffice.org_project/415m1$Build-9789</meta:generator>
    <meta:editing-duration>PT1H20M14S</meta:editing-duration>
    <meta:editing-cycles>1</meta:editing-cycles>
    <meta:document-statistic meta:table-count="3" meta:cell-count="27" meta:object-count="0"/>
  </office:meta>
</office:document-meta>
</file>